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3" style:family="table-row">
      <style:table-row-properties style:min-row-height="0.3472in"/>
    </style:style>
    <style:style style:name="Table4.24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 style:list-style-name="L1">
      <style:paragraph-properties fo:break-before="page"/>
      <style:text-properties officeooo:rsid="001dad35" officeooo:paragraph-rsid="001dad35"/>
    </style:style>
    <style:style style:name="P36" style:family="paragraph" style:parent-style-name="Text_20_body" style:list-style-name="L1">
      <style:text-properties officeooo:rsid="001dad35" officeooo:paragraph-rsid="001dad35"/>
    </style:style>
    <style:style style:name="P37" style:family="paragraph" style:parent-style-name="Text_20_body" style:list-style-name="L1">
      <style:text-properties officeooo:rsid="001f4b0f" officeooo:paragraph-rsid="001f4b0f"/>
    </style:style>
    <style:style style:name="P38" style:family="paragraph">
      <style:paragraph-properties fo:margin-left="0in" fo:margin-right="0in" fo:margin-top="0in" fo:margin-bottom="0in" fo:line-height="100%" fo:text-align="center" fo:text-indent="0in"/>
    </style:style>
    <style:style style:name="P3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4b0f"/>
    </style:style>
    <style:style style:name="T15" style:family="text">
      <style:text-properties officeooo:rsid="001f8ffb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4" svg:width="6.9469in" svg:height="1.1748in" svg:x="-0.0047in" svg:y="0.4957in"><draw:text-box><text:p><text:span text:style-name="T17">You are a blob, dead set on consuming everything in your path. <text:s/>Well, almost everything. <text:s/>There are 2 categories </text:span><text:span text:style-name="T17">of consumables, stationary, and mobile. Each is subdivided into safe, and toxic; and further categorized as </text:span><text:span text:style-name="T17">needed.</text:span></text:p><text:p><text:span text:style-name="T17"/></text:p><text:p><text:span text:style-name="T17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4" svg:width="6.9469in" svg:height="1.1748in" svg:x="0.0366in" svg:y="0.048in"><draw:text-box><text:p><text:span text:style-name="T17">The target audience is casual gamers looking for simple, short duration games. <text:s/>It is also of interest to students of </text:span><text:span text:style-name="T17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4" svg:width="6.7323in" svg:height="3.8634in" svg:x="0.1083in" svg:y="0.2673in"><draw:text-box><text:p><text:span text:style-name="T17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39" svg:width="1.0276in" svg:height="0.9996in" svg:x="1.952in" svg:y="0.2039in" svg:viewBox="0 0 2611 2540" svg:d="M1142 847c-1468 0-1101 1270-1101 1270l734 423 1469-847 367-846-367-424v-423z"><text:p text:style-name="P38"><text:span text:style-name="T16">player</text:span></text:p></draw:path><draw:custom-shape draw:style-name="gr3" draw:text-style-name="P41" svg:width="0.5004in" svg:height="0.2504in" svg:x="3.4799in" svg:y="0.7043in"><text:p text:style-name="P40"><text:span text:style-name="T16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2" svg:width="0.3933in" svg:height="0.3933in" svg:x="2.9799in" svg:y="0.9543in"><text:p text:style-name="P40"><text:span text:style-name="T16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3" svg:x1="2.9799in" svg:y1="0.2039in" svg:x2="3.9799in" svg:y2="0.4539in"><text:p/></draw:line><draw:line draw:style-name="gr6" draw:text-style-name="P43" svg:x1="2.9799in" svg:y1="0.75in" svg:x2="3.5701in" svg:y2="0.75in"><text:p/></draw:line><draw:line draw:style-name="gr7" draw:text-style-name="P43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4" svg:width="5.7331in" svg:height="1.4831in" svg:x="0.3283in" svg:y="0.3457in"><draw:text-box><text:p><text:span text:style-name="T17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5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 <text:span text:style-name="T15">using a CharacterController component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  <text:list-item>
          <text:p text:style-name="P35">Detecting the player:</text:p>
          <text:list>
            <text:list-item>
              <text:p text:style-name="P36">Randomly rotate in a random direction to try and aim a raycast at the player?</text:p>
              <text:list>
                <text:list-item>
                  <text:p text:style-name="P37">No, leave raycasting for combat</text:p>
                </text:list-item>
              </text:list>
            </text:list-item>
            <text:list-item>
              <text:p text:style-name="P36">Just calculate directly based on positions, <text:span text:style-name="T14">we’re in a 6DOF environm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5DT11H4M13S</meta:editing-duration>
    <meta:editing-cycles>19</meta:editing-cycles>
    <dc:date>2023-08-21T16:29:51.351658751</dc:date>
    <meta:document-statistic meta:table-count="5" meta:image-count="0" meta:object-count="0" meta:page-count="5" meta:paragraph-count="92" meta:word-count="464" meta:character-count="2785" meta:non-whitespace-character-count="2404"/>
  </office:meta>
</office:document-meta>
</file>